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script src="https://kit.fontawesome.com/c6de75d4eb.js" crossorigin="anonymous"&gt;&lt;/script&gt;</text:p>
      <text:p text:style-name="P1"><text:span text:style-name="T1">&lt;</text:span><text:span text:style-name="T2">link</text:span> <text:span text:style-name="T3">href</text:span>=<text:span text:style-name="T4">"https://cdn.jsdelivr.net/npm/bootstrap@5.2.2/dist/css/bootstrap.min.css"</text:span> <text:span text:style-name="T3">rel</text:span>=<text:span text:style-name="T4">"stylesheet"</text:span></text:p>
      <text:p text:style-name="P1"><text:span text:style-name="T3">integrity</text:span>=<text:span text:style-name="T4">"sha384-Zenh87qX5JnK2Jl0vWa8Ck2rdkQ2Bzep5IDxbcnCeuOxjzrPF/et3URy9Bv1WTRi"</text:span> <text:span text:style-name="T3">crossorigin</text:span>=<text:span text:style-name="T4">"anonymous"</text:span><text:span text:style-name="T1">&gt;</text:span></text:p>
      <text:p text:style-name="P1"><text:span text:style-name="T1">&lt;</text:span><text:span text:style-name="T2">script</text:span> <text:span text:style-name="T3">src</text:span>=<text:span text:style-name="T4">"https://cdn.jsdelivr.net/npm/bootstrap@5.2.2/dist/js/bootstrap.bundle.min.js"</text:span></text:p>
      <text:p text:style-name="P1"><text:span text:style-name="T3">integrity</text:span>=<text:span text:style-name="T4">"sha384-OERcA2EqjJCMA+/3y+gxIOqMEjwtxJY7qPCqsdltbNJuaOe923+mo//f6V8Qbsw3"</text:span></text:p>
      <text:p text:style-name="P1"><text:span text:style-name="T3">crossorigin</text:span>=<text:span text:style-name="T4">"anonymous"</text:span><text:span text:style-name="T1">&gt;&lt;/</text:span><text:span text:style-name="T2">script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2T19:25:33.459385673</meta:creation-date>
    <dc:date>2022-11-12T19:26:32.379176081</dc:date>
    <meta:editing-duration>PT59S</meta:editing-duration>
    <meta:editing-cycles>1</meta:editing-cycles>
    <meta:document-statistic meta:table-count="0" meta:image-count="0" meta:object-count="0" meta:page-count="1" meta:paragraph-count="6" meta:word-count="12" meta:character-count="504" meta:non-whitespace-character-count="498"/>
    <meta:generator>LibreOffice/7.3.6.2$Linux_X86_64 LibreOffice_project/30$Build-2</meta:generator>
  </office:meta>
</office:document-meta>
</file>